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ro28" style:family="table-row">
      <style:table-row-properties style:row-height="1.5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2 @ 07-04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4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000-00-00T12:55:47.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08T16:30:50.29</dc:date>
    <meta:editing-duration>P20DT12H59M17S</meta:editing-duration>
    <meta:editing-cycles>52</meta:editing-cycles>
    <meta:document-statistic meta:table-count="3" meta:cell-count="1468" meta:object-count="0"/>
  </office:meta>
</office:document-meta>
</file>